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</style:style>
    <style:style style:name="P7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9181in" fo:min-width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9181in" fo:min-width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0016in" fo:min-width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3.7098in" draw:z-index="0" draw:style-name="gr1"><draw:custom-shape draw:style-name="gr2" draw:text-style-name="P4" xml:id="id1" draw:id="id1" svg:width="0.7579in" svg:height="0.6157in" svg:x="1.461in" svg:y="0.5862in"><text:p text:style-name="P3"><text:span text:style-name="T1">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xml:id="id2" draw:id="id2" svg:width="0.7579in" svg:height="0.6157in" svg:x="1.461in" svg:y="1.8035in"><text:p text:style-name="P3"><text:span text:style-name="T1">SessionMonit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4" xml:id="id5" draw:id="id5" svg:width="0.7579in" svg:height="0.6157in" svg:x="1.4744in" svg:y="4.9835in"><text:p text:style-name="P3"><text:span text:style-name="T1">Connection-</text:span></text:p><text:p text:style-name="P3"><text:span text:style-name="T1">Servic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4" xml:id="id8" draw:id="id8" svg:width="0.8051in" svg:height="0.6157in" svg:x="0.1028in" svg:y="0in"><text:p text:style-name="P3"><text:span text:style-name="T1">Devices.csv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g draw:style-name="gr6" xml:id="id3" draw:id="id3"><draw:custom-shape draw:style-name="gr7" draw:text-style-name="P4" svg:width="0.8059in" svg:height="0.6157in" svg:x="3.3366in" svg:y="1.6217in"><text:p text:style-name="P3"><text:span text:style-name="T1">Annotation-</text:span></text:p><text:p text:style-name="P3"><text:span text:style-name="T1">Timestamps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8" draw:text-style-name="P4" svg:width="0.8059in" svg:height="0.6161in" svg:x="3.4063in" svg:y="1.9783in"><text:p text:style-name="P3"><text:span text:style-name="T1">Annotations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draw:g><draw:g draw:style-name="gr6" xml:id="id4" draw:id="id4"><draw:custom-shape draw:style-name="gr9" draw:text-style-name="P4" svg:width="0.8059in" svg:height="0.6161in" svg:x="3.3591in" svg:y="0.4402in"><text:p text:style-name="P3"><text:span text:style-name="T1">Description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10" draw:text-style-name="P4" svg:width="0.8059in" svg:height="0.6161in" svg:x="3.4346in" svg:y="0.7307in"><text:p text:style-name="P3"><text:span text:style-name="T1">NamesAnd-</text:span></text:p><text:p text:style-name="P3"><text:span text:style-name="T1">Locations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draw:g><draw:connector draw:style-name="gr11" draw:text-style-name="P5" draw:type="lines" svg:x1="1.8402in" svg:y1="1.202in" svg:x2="1.8402in" svg:y2="1.8039in" draw:start-shape="id1" draw:start-glue-point="6" draw:end-shape="id2" draw:end-glue-point="4" svg:d="m4674-6371v503 525 501"><text:p/></draw:connector><draw:custom-shape draw:style-name="gr12" draw:text-style-name="P4" xml:id="id7" draw:id="id7" svg:width="0.7587in" svg:height="0.6157in" svg:x="4.8744in" svg:y="2.6in"><text:p text:style-name="P3"><text:span text:style-name="T1">XMLGenerator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3" draw:text-style-name="P5" svg:x1="2.2189in" svg:y1="2.1114in" svg:x2="3.3366in" svg:y2="2.1079in" draw:start-shape="id2" draw:start-glue-point="7" draw:end-shape="id3" draw:end-glue-point="3" svg:d="m5636-4061h1425v-9h1414"><text:p/></draw:connector><draw:connector draw:style-name="gr14" draw:text-style-name="P5" svg:x1="2.2189in" svg:y1="0.8937in" svg:x2="3.3591in" svg:y2="0.8933in" draw:start-shape="id1" draw:start-glue-point="7" draw:end-shape="id4" draw:end-glue-point="3" svg:d="m5636-7154h1448v-1h1448"><text:p/></draw:connector><draw:connector draw:style-name="gr15" draw:text-style-name="P5" svg:x1="2.2319in" svg:y1="5.2906in" svg:x2="2.7335in" svg:y2="4.8402in" draw:start-shape="id5" draw:start-glue-point="7" draw:end-shape="id6" draw:end-glue-point="5" svg:d="m5669 4015h637v-1144h637"><text:p/></draw:connector><draw:connector draw:style-name="gr16" draw:text-style-name="P5" svg:x1="4.2402in" svg:y1="0.8933in" svg:x2="5.2535in" svg:y2="2.6in" draw:start-shape="id4" draw:start-glue-point="1" draw:end-shape="id7" draw:end-glue-point="4" svg:d="m10770-7155h2574v4335"><text:p/></draw:connector><draw:connector draw:style-name="gr17" draw:text-style-name="P5" svg:x1="4.2118in" svg:y1="2.1079in" svg:x2="5.2535in" svg:y2="2.6in" draw:start-shape="id3" draw:start-glue-point="1" draw:end-shape="id7" draw:end-glue-point="4" svg:d="m10698-4070h2646v1250"><text:p/></draw:connector><draw:connector draw:style-name="gr18" draw:text-style-name="P5" svg:x1="1.8402in" svg:y1="2.4193in" svg:x2="4.8744in" svg:y2="2.9083in" draw:start-shape="id2" draw:start-glue-point="6" draw:end-shape="id7" draw:end-glue-point="5" svg:d="m4674-3279v1242h7707"><text:p/></draw:connector><draw:connector draw:style-name="gr19" draw:text-style-name="P5" svg:x1="0.9075in" svg:y1="0.3079in" svg:x2="1.8402in" svg:y2="0.5862in" draw:start-shape="id8" draw:start-glue-point="7" draw:end-shape="id1" draw:end-glue-point="4" svg:d="m2305-8642h2369v707"><text:p/></draw:connector><draw:g draw:style-name="gr6" xml:id="id11" draw:id="id11"><draw:custom-shape draw:style-name="gr20" draw:text-style-name="P4" svg:width="0.8059in" svg:height="0.6169in" svg:x="4.0035in" svg:y="5.4953in"><text:p text:style-name="P3"><text:span text:style-name="T1">&lt;Node k&gt;</text:span></text:p><text:p text:style-name="P3"><text:span text:style-name="T1">Data Files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21" draw:text-style-name="P4" svg:width="0.8059in" svg:height="0.6161in" svg:x="4.072in" svg:y="5.8429in"><text:p text:style-name="P3"><text:span text:style-name="T1">&lt;Node k&gt;</text:span></text:p><text:p text:style-name="P3"><text:span text:style-name="T1">_StartTime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22" draw:text-style-name="P4" svg:width="0.8059in" svg:height="0.6157in" svg:x="4.1425in" svg:y="6.2in"><text:p text:style-name="P3"><text:span text:style-name="T1">&lt;Node k&gt;-</text:span></text:p><text:p text:style-name="P3"><text:span text:style-name="T1">_Calib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draw:g><draw:g draw:style-name="gr6" xml:id="id9" draw:id="id9"><draw:custom-shape draw:style-name="gr23" draw:text-style-name="P4" svg:width="0.8043in" svg:height="0.6157in" svg:x="4.0063in" svg:y="3.898in"><text:p text:style-name="P3"><text:span text:style-name="T1">&lt;Node 1&gt;</text:span></text:p><text:p text:style-name="P3"><text:span text:style-name="T1">Data Files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24" draw:text-style-name="P4" svg:width="0.8059in" svg:height="0.6161in" svg:x="4.0752in" svg:y="4.2453in"><text:p text:style-name="P3"><text:span text:style-name="T1">&lt;Node 1&gt;-</text:span></text:p><text:p text:style-name="P3"><text:span text:style-name="T1">_StartTime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25" draw:text-style-name="P4" svg:width="0.8059in" svg:height="0.6161in" svg:x="4.1453in" svg:y="4.602in"><text:p text:style-name="P3"><text:span text:style-name="T1">&lt;Node 1&gt;-</text:span></text:p><text:p text:style-name="P3"><text:span text:style-name="T1">_Calib.txt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draw:g><draw:custom-shape draw:style-name="gr26" draw:text-style-name="P4" xml:id="id10" draw:id="id10" svg:width="0.7587in" svg:height="0.6161in" svg:x="2.7244in" svg:y="5.5484in"><text:p text:style-name="P3"><text:span text:style-name="T1">Collect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xml:id="id6" draw:id="id6" svg:width="0.7587in" svg:height="0.6157in" svg:x="2.7335in" svg:y="4.5327in"><text:p text:style-name="P3"><text:span text:style-name="T1">Collect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28" draw:text-style-name="P7" svg:width="0.5114in" svg:height="1.0169in" svg:x="2.9717in" svg:y="5.0791in"><draw:text-box><text:p text:style-name="P6"><text:span text:style-name="T2">...</text:span></text:p></draw:text-box></draw:frame><draw:connector draw:style-name="gr29" draw:text-style-name="P5" svg:x1="3.4917in" svg:y1="4.8402in" svg:x2="4.0063in" svg:y2="4.5575in" draw:start-shape="id6" draw:start-glue-point="7" draw:end-shape="id9" draw:end-glue-point="3" svg:d="m8869 2871h654v-718h653"><text:p/></draw:connector><draw:connector draw:style-name="gr30" draw:text-style-name="P5" svg:x1="3.4827in" svg:y1="5.8571in" svg:x2="4.0035in" svg:y2="6.1551in" draw:start-shape="id10" draw:start-glue-point="7" draw:end-shape="id11" draw:end-glue-point="3" svg:d="m8846 5454h663v757h660"><text:p/></draw:connector><draw:frame draw:style-name="gr31" draw:text-style-name="P7" svg:width="0.7012in" svg:height="1.0169in" svg:x="4.1783in" svg:y="5.0882in"><draw:text-box><text:p text:style-name="P6"><text:span text:style-name="T2">...</text:span></text:p></draw:text-box></draw:frame><draw:frame draw:style-name="gr32" draw:text-style-name="P7" svg:width="0.5953in" svg:height="1.1004in" svg:x="4.8791in" svg:y="5.05in"><draw:text-box><text:p text:style-name="P6"><text:span text:style-name="T2">...</text:span></text:p></draw:text-box></draw:frame><draw:custom-shape draw:style-name="gr33" draw:text-style-name="P4" xml:id="id13" draw:id="id13" svg:width="0.6252in" svg:height="0.6252in" svg:x="2.7937in" svg:y="3.4154in"><text:p text:style-name="P3"><text:span text:style-name="T1">TEMPO</text:span></text:p><text:p text:style-name="P3"><text:span text:style-name="T1">&lt;Node 1&gt;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4" draw:text-style-name="P4" xml:id="id12" draw:id="id12" svg:width="0.6248in" svg:height="0.6252in" svg:x="2.7909in" svg:y="6.6902in"><text:p text:style-name="P3"><text:span text:style-name="T1">TEMPO</text:span></text:p><text:p text:style-name="P3"><text:span text:style-name="T1">&lt;Node k&gt;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5" draw:text-style-name="P5" svg:x1="3.1035in" svg:y1="6.1646in" svg:x2="3.1035in" svg:y2="6.6906in" draw:start-shape="id10" draw:start-glue-point="6" draw:end-shape="id12" draw:end-glue-point="4" svg:d="m7883 6235v1336"><text:p/></draw:connector><draw:connector draw:style-name="gr36" draw:text-style-name="P5" svg:x1="3.1063in" svg:y1="4.0402in" svg:x2="3.1098in" svg:y2="4.5323in" draw:start-shape="id13" draw:start-glue-point="8" svg:d="m7890 839v876h9v374"><text:p/></draw:connector><draw:connector draw:style-name="gr37" draw:text-style-name="P5" svg:x1="4.9508in" svg:y1="4.5579in" svg:x2="5.2535in" svg:y2="3.2157in" draw:start-shape="id9" draw:start-glue-point="1" draw:end-shape="id7" draw:end-glue-point="6" svg:d="m12575 2154h769v-3410"><text:p/></draw:connector><draw:connector draw:style-name="gr38" draw:text-style-name="P5" svg:x1="4.948in" svg:y1="6.1551in" svg:x2="5.2535in" svg:y2="3.2157in" draw:start-shape="id11" draw:start-glue-point="1" draw:end-shape="id7" draw:end-glue-point="6" svg:d="m12568 6211h776v-7467"><text:p/></draw:connector><draw:g draw:style-name="gr6" xml:id="id14" draw:id="id14"><draw:custom-shape draw:style-name="gr39" draw:text-style-name="P8" svg:width="0.8059in" svg:height="0.6169in" svg:x="0in" svg:y="0.8571in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40" draw:text-style-name="P8" svg:width="0.8059in" svg:height="0.6161in" svg:x="0.0689in" svg:y="0.9264in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style-name="gr41" draw:text-style-name="P4" svg:width="0.8043in" svg:height="0.6161in" svg:x="0.139in" svg:y="0.9957in"><text:p text:style-name="P3"><text:span text:style-name="T1">Configuration</text:span></text:p><text:p text:style-name="P3"><text:span text:style-name="T1">Files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draw:g><draw:connector draw:style-name="gr42" draw:text-style-name="P5" svg:x1="0.9429in" svg:y1="1.2346in" svg:x2="1.461in" svg:y2="0.8941in" draw:start-shape="id14" draw:start-glue-point="1" draw:end-shape="id1" svg:d="m2395-6288h658v-865h658"><text:p/></draw:connector><draw:custom-shape draw:style-name="gr43" draw:text-style-name="P4" xml:id="id15" draw:id="id15" svg:width="0.8051in" svg:height="0.6157in" svg:x="5.9799in" svg:y="2.6in"><text:p text:style-name="P3"><text:span text:style-name="T1">TEMPO</text:span></text:p><text:p text:style-name="P3"><text:span text:style-name="T1">XML Fil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44" draw:text-style-name="P5" svg:x1="5.6327in" svg:y1="2.9079in" svg:x2="5.9799in" svg:y2="2.9079in" draw:start-shape="id7" draw:start-glue-point="7" draw:end-shape="id15" draw:end-glue-point="5" svg:d="m14307-2038h882"><text:p/></draw:connector><draw:connector draw:style-name="gr45" draw:text-style-name="P5" svg:x1="1.4744in" svg:y1="5.2906in" svg:x2="1.461in" svg:y2="2.1114in" draw:start-shape="id5" draw:start-glue-point="5" draw:end-shape="id2" draw:end-glue-point="5" svg:d="m3745 4015h-536v-8076h502"><text:p/></draw:connector><draw:connector draw:style-name="gr46" draw:text-style-name="P5" svg:x1="2.2319in" svg:y1="5.2909in" svg:x2="2.7244in" svg:y2="5.8571in" draw:start-shape="id5" draw:start-glue-point="7" draw:end-shape="id10" draw:end-glue-point="5" svg:d="m5669 4016h626v1438h625"><text:p/></draw:connector></draw:g></text:p>
      <text:p text:style-name="P1"/>
      <text:p text:style-name="P2">Main creates a default device.csv file if it does not already exist, and uses it to identify the discoverable Bluetooth devices that are TEMPO devices. <text:s/>It can either create or use configuration files to setup the session. <text:s/>Before starting the SessionMonitor activity it creates temporary Description.txt and NamesAndLocations.txt files which contains information concerning the session that will be used to create the final XML file.</text:p>
      <text:p text:style-name="P2"/>
      <text:p text:style-name="P2">SessionMonitor starts and binds the ConnectionSerivice service and requests it to start a data collection session with the desired nodes. <text:s/>During the collection session, a user may add annotations. <text:s/>These annotations and the timestamps of when the annotations are set are saved in temporary file Annotations.txt and AnnotationTimestamp.txt respectively. <text:s/>These files will be used when generating <text:soft-page-break/>the XML. <text:s/>Once the session is ended, the SessionMonitor creates the XMLGenerator, which uses the temporary files created to build a properly formatted XML file for TEMPO data.</text:p>
      <text:p text:style-name="P2"/>
      <text:p text:style-name="P2">ConnectionService establishes a connection with each of the nodes which should exist in the data collection session. <text:s/>Then, it creates Collectors, calls a function to have it write calibration data to temporary files, and begin to run them as threads. <text:s/></text:p>
      <text:p text:style-name="P2"/>
      <text:p text:style-name="P2">Collector threads poll their respective nodes once to get data and writes the data to temporary files formated as &lt;node MAC&gt;_&lt;file number&gt;.dat and the time at which the poll was sent in temporary file &lt;node MAC&gt;_StartTime.txt. <text:s/>The time is recorded to properly align the data in the final XML. <text:s/>After this first poll, it periodically polls the node and saves the data in a temporary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5T22:02:56.82</meta:creation-date>
    <dc:date>2013-05-25T22:49:54.06</dc:date>
    <meta:editing-duration>PT29M39S</meta:editing-duration>
    <meta:editing-cycles>4</meta:editing-cycles>
    <meta:generator>LibreOffice/3.5$Windows_x86 LibreOffice_project/7122e39-92ed229-498d286-15e43b4-d70da21</meta:generator>
    <meta:document-statistic meta:table-count="0" meta:image-count="0" meta:object-count="0" meta:page-count="2" meta:paragraph-count="5" meta:word-count="255" meta:character-count="1648" meta:non-whitespace-character-count="1385"/>
  </office:meta>
</office:document-meta>
</file>